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65cm" table:align="left"/>
    </style:style>
    <style:style style:name="Tabla1.A" style:family="table-column">
      <style:table-column-properties style:column-width="1.506cm"/>
    </style:style>
    <style:style style:name="Tabla1.B" style:family="table-column">
      <style:table-column-properties style:column-width="1.004cm"/>
    </style:style>
    <style:style style:name="Tabla1.A1" style:family="table-cell">
      <style:table-cell-properties style:vertical-align="middle" fo:background-color="#99ff33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G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H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I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J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K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L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M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N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O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P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Q2" style:family="table-cell">
      <style:table-cell-properties style:vertical-align="middle" fo:padding="0.097cm" fo:border="0.5pt solid #000000"/>
    </style:style>
    <style:style style:name="Tabla1.A3" style:family="table-cell">
      <style:table-cell-properties style:vertical-align="middle"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K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L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M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N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O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P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Q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3.602cm"/>
    </style:style>
    <style:style style:name="Tabla2.B" style:family="table-column">
      <style:table-column-properties style:column-width="1.6cm"/>
    </style:style>
    <style:style style:name="Tabla2.D" style:family="table-column">
      <style:table-column-properties style:column-width="1.603cm"/>
    </style:style>
    <style:style style:name="Tabla2.H" style:family="table-column">
      <style:table-column-properties style:column-width="4.376cm"/>
    </style:style>
    <style:style style:name="Tabla2.A1" style:family="table-cell">
      <style:table-cell-properties fo:background-color="#99ff33" fo:padding="0.097cm" fo:border="0.5pt solid #000000">
        <style:background-image/>
      </style:table-cell-properties>
    </style:style>
    <style:style style:name="Tabla2.2" style:family="table-row">
      <style:table-row-properties style:min-row-height="0.064cm"/>
    </style:style>
    <style:style style:name="Tabla2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H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none" fo:border-top="none" fo:border-bottom="0.5pt solid #000000"/>
    </style:style>
    <style:style style:name="Tabla2.G3" style:family="table-cell">
      <style:table-cell-properties fo:padding="0.097cm" fo:border-left="0.5pt solid #000000" fo:border-right="none" fo:border-top="none" fo:border-bottom="0.5pt solid #000000"/>
    </style:style>
    <style:style style:name="Tabla2.H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none" fo:border-top="none" fo:border-bottom="0.5pt solid #000000"/>
    </style:style>
    <style:style style:name="Tabla2.G4" style:family="table-cell">
      <style:table-cell-properties fo:padding="0.097cm" fo:border-left="0.5pt solid #000000" fo:border-right="none" fo:border-top="none" fo:border-bottom="0.5pt solid #000000"/>
    </style:style>
    <style:style style:name="Tabla2.H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E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none" fo:border-top="none" fo:border-bottom="0.5pt solid #000000"/>
    </style:style>
    <style:style style:name="Tabla2.G5" style:family="table-cell">
      <style:table-cell-properties fo:padding="0.097cm" fo:border-left="0.5pt solid #000000" fo:border-right="none" fo:border-top="none" fo:border-bottom="0.5pt solid #000000"/>
    </style:style>
    <style:style style:name="Tabla2.H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none" fo:border-top="none" fo:border-bottom="0.5pt solid #000000"/>
    </style:style>
    <style:style style:name="Tabla2.G6" style:family="table-cell">
      <style:table-cell-properties fo:padding="0.097cm" fo:border-left="0.5pt solid #000000" fo:border-right="none" fo:border-top="none" fo:border-bottom="0.5pt solid #000000"/>
    </style:style>
    <style:style style:name="Tabla2.H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E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none" fo:border-top="none" fo:border-bottom="0.5pt solid #000000"/>
    </style:style>
    <style:style style:name="Tabla2.G7" style:family="table-cell">
      <style:table-cell-properties fo:padding="0.097cm" fo:border-left="0.5pt solid #000000" fo:border-right="none" fo:border-top="none" fo:border-bottom="0.5pt solid #000000"/>
    </style:style>
    <style:style style:name="Tabla2.H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none" fo:border-top="none" fo:border-bottom="0.5pt solid #000000"/>
    </style:style>
    <style:style style:name="Tabla2.F8" style:family="table-cell">
      <style:table-cell-properties fo:padding="0.097cm" fo:border-left="0.5pt solid #000000" fo:border-right="none" fo:border-top="none" fo:border-bottom="0.5pt solid #000000"/>
    </style:style>
    <style:style style:name="Tabla2.G8" style:family="table-cell">
      <style:table-cell-properties fo:padding="0.097cm" fo:border-left="0.5pt solid #000000" fo:border-right="none" fo:border-top="none" fo:border-bottom="0.5pt solid #000000"/>
    </style:style>
    <style:style style:name="Tabla2.H8" style:family="table-cell">
      <style:table-cell-properties fo:padding="0.097cm" fo:border-left="0.5pt solid #000000" fo:border-right="0.5pt solid #000000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none" fo:border-top="none" fo:border-bottom="0.5pt solid #000000"/>
    </style:style>
    <style:style style:name="Tabla2.D9" style:family="table-cell">
      <style:table-cell-properties fo:padding="0.097cm" fo:border-left="0.5pt solid #000000" fo:border-right="none" fo:border-top="none" fo:border-bottom="0.5pt solid #000000"/>
    </style:style>
    <style:style style:name="Tabla2.E9" style:family="table-cell">
      <style:table-cell-properties fo:padding="0.097cm" fo:border-left="0.5pt solid #000000" fo:border-right="none" fo:border-top="none" fo:border-bottom="0.5pt solid #000000"/>
    </style:style>
    <style:style style:name="Tabla2.F9" style:family="table-cell">
      <style:table-cell-properties fo:padding="0.097cm" fo:border-left="0.5pt solid #000000" fo:border-right="none" fo:border-top="none" fo:border-bottom="0.5pt solid #000000"/>
    </style:style>
    <style:style style:name="Tabla2.G9" style:family="table-cell">
      <style:table-cell-properties fo:padding="0.097cm" fo:border-left="0.5pt solid #000000" fo:border-right="none" fo:border-top="none" fo:border-bottom="0.5pt solid #000000"/>
    </style:style>
    <style:style style:name="Tabla2.H9" style:family="table-cell">
      <style:table-cell-properties fo:padding="0.097cm" fo:border-left="0.5pt solid #000000" fo:border-right="0.5pt solid #000000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E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none" fo:border-top="none" fo:border-bottom="0.5pt solid #000000"/>
    </style:style>
    <style:style style:name="Tabla2.G10" style:family="table-cell">
      <style:table-cell-properties fo:padding="0.097cm" fo:border-left="0.5pt solid #000000" fo:border-right="none" fo:border-top="none" fo:border-bottom="0.5pt solid #000000"/>
    </style:style>
    <style:style style:name="Tabla2.H10" style:family="table-cell">
      <style:table-cell-properties fo:padding="0.097cm" fo:border-left="0.5pt solid #000000" fo:border-right="0.5pt solid #000000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E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none" fo:border-top="none" fo:border-bottom="0.5pt solid #000000"/>
    </style:style>
    <style:style style:name="Tabla2.G11" style:family="table-cell">
      <style:table-cell-properties fo:padding="0.097cm" fo:border-left="0.5pt solid #000000" fo:border-right="none" fo:border-top="none" fo:border-bottom="0.5pt solid #000000"/>
    </style:style>
    <style:style style:name="Tabla2.H11" style:family="table-cell">
      <style:table-cell-properties fo:padding="0.097cm" fo:border-left="0.5pt solid #000000" fo:border-right="0.5pt solid #000000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E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none" fo:border-top="none" fo:border-bottom="0.5pt solid #000000"/>
    </style:style>
    <style:style style:name="Tabla2.G12" style:family="table-cell">
      <style:table-cell-properties fo:padding="0.097cm" fo:border-left="0.5pt solid #000000" fo:border-right="none" fo:border-top="none" fo:border-bottom="0.5pt solid #000000"/>
    </style:style>
    <style:style style:name="Tabla2.H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da55" officeooo:paragraph-rsid="000bda55" style:font-weight-asian="bold" style:font-weight-complex="bold"/>
    </style:style>
    <style:style style:name="P2" style:family="paragraph" style:parent-style-name="Table_20_Contents">
      <style:text-properties fo:font-size="10pt" officeooo:rsid="000bda55" officeooo:paragraph-rsid="000bda55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officeooo:rsid="000e29e1" officeooo:paragraph-rsid="000e29e1"/>
    </style:style>
    <style:style style:name="P4" style:family="paragraph" style:parent-style-name="Table_20_Contents">
      <style:paragraph-properties fo:text-align="center" style:justify-single-word="false"/>
      <style:text-properties officeooo:rsid="000fde1b" officeooo:paragraph-rsid="000fde1b"/>
    </style:style>
    <style:style style:name="P5" style:family="paragraph" style:parent-style-name="Table_20_Contents">
      <style:paragraph-properties fo:text-align="end" style:justify-single-word="false"/>
      <style:text-properties officeooo:rsid="000fde1b" officeooo:paragraph-rsid="000fde1b"/>
    </style:style>
    <style:style style:name="P6" style:family="paragraph" style:parent-style-name="Table_20_Contents">
      <style:paragraph-properties fo:text-align="end" style:justify-single-word="false"/>
      <style:text-properties officeooo:rsid="000fde1b" officeooo:paragraph-rsid="00110a03"/>
    </style:style>
    <style:style style:name="P7" style:family="paragraph" style:parent-style-name="Table_20_Contents">
      <style:paragraph-properties fo:text-align="center" style:justify-single-word="false"/>
      <style:text-properties officeooo:rsid="000fde1b" officeooo:paragraph-rsid="00118ff7"/>
    </style:style>
    <style:style style:name="P8" style:family="paragraph" style:parent-style-name="Table_20_Contents">
      <style:paragraph-properties fo:text-align="center" style:justify-single-word="false"/>
      <style:text-properties officeooo:rsid="00110a03" officeooo:paragraph-rsid="00110a03"/>
    </style:style>
    <style:style style:name="P9" style:family="paragraph" style:parent-style-name="Table_20_Contents">
      <style:paragraph-properties fo:text-align="center" style:justify-single-word="false"/>
      <style:text-properties officeooo:rsid="00118ff7" officeooo:paragraph-rsid="00118ff7"/>
    </style:style>
    <style:style style:name="P10" style:family="paragraph" style:parent-style-name="Table_20_Contents">
      <style:paragraph-properties fo:text-align="center" style:justify-single-word="false"/>
      <style:text-properties officeooo:rsid="00129166" officeooo:paragraph-rsid="00129166"/>
    </style:style>
    <style:style style:name="P11" style:family="paragraph" style:parent-style-name="Table_20_Contents">
      <style:paragraph-properties fo:text-align="center" style:justify-single-word="false"/>
      <style:text-properties officeooo:rsid="00134e6f" officeooo:paragraph-rsid="00134e6f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e29e1" officeooo:paragraph-rsid="000e29e1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d921a" officeooo:paragraph-rsid="000d921a" style:font-size-asian="9pt" style:font-size-complex="9pt"/>
    </style:style>
    <style:style style:name="T1" style:family="text">
      <style:text-properties officeooo:rsid="000e29e1"/>
    </style:style>
    <style:style style:name="T2" style:family="text">
      <style:text-properties officeooo:rsid="00110a03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10a03"/>
    </style:style>
    <style:style style:name="T5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16"/>
        <table:table-row>
          <table:table-cell table:style-name="Tabla1.A1" table:number-columns-spanned="17" office:value-type="string">
            <text:p text:style-name="P1"><text:span text:style-name="T1">Tabla</text:span> binario<text:span text:style-name="T1"> </text:span>hexadecim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Binario</text:p>
          </table:table-cell>
          <table:table-cell table:style-name="Tabla1.B2" office:value-type="string">
            <text:p text:style-name="P14"><text:span text:style-name="T1">000</text:span>0</text:p>
          </table:table-cell>
          <table:table-cell table:style-name="Tabla1.C2" office:value-type="string">
            <text:p text:style-name="P14"><text:span text:style-name="T1">000</text:span>1</text:p>
          </table:table-cell>
          <table:table-cell table:style-name="Tabla1.D2" office:value-type="string">
            <text:p text:style-name="P14"><text:span text:style-name="T1">00</text:span>10</text:p>
          </table:table-cell>
          <table:table-cell table:style-name="Tabla1.E2" office:value-type="string">
            <text:p text:style-name="P14"><text:span text:style-name="T1">00</text:span>11</text:p>
          </table:table-cell>
          <table:table-cell table:style-name="Tabla1.F2" office:value-type="string">
            <text:p text:style-name="P14"><text:span text:style-name="T1">0</text:span>100</text:p>
          </table:table-cell>
          <table:table-cell table:style-name="Tabla1.G2" office:value-type="string">
            <text:p text:style-name="P14"><text:span text:style-name="T1">0</text:span>101</text:p>
          </table:table-cell>
          <table:table-cell table:style-name="Tabla1.H2" office:value-type="string">
            <text:p text:style-name="P14"><text:span text:style-name="T1">0</text:span>110</text:p>
          </table:table-cell>
          <table:table-cell table:style-name="Tabla1.I2" office:value-type="string">
            <text:p text:style-name="P14"><text:span text:style-name="T1">0</text:span>111</text:p>
          </table:table-cell>
          <table:table-cell table:style-name="Tabla1.J2" office:value-type="string">
            <text:p text:style-name="P14">1000</text:p>
          </table:table-cell>
          <table:table-cell table:style-name="Tabla1.K2" office:value-type="string">
            <text:p text:style-name="P14">1001</text:p>
          </table:table-cell>
          <table:table-cell table:style-name="Tabla1.L2" office:value-type="string">
            <text:p text:style-name="P14">1010</text:p>
          </table:table-cell>
          <table:table-cell table:style-name="Tabla1.M2" office:value-type="string">
            <text:p text:style-name="P14">1011</text:p>
          </table:table-cell>
          <table:table-cell table:style-name="Tabla1.N2" office:value-type="string">
            <text:p text:style-name="P14">1100</text:p>
          </table:table-cell>
          <table:table-cell table:style-name="Tabla1.O2" office:value-type="string">
            <text:p text:style-name="P14">1101</text:p>
          </table:table-cell>
          <table:table-cell table:style-name="Tabla1.P2" office:value-type="string">
            <text:p text:style-name="P14">1110</text:p>
          </table:table-cell>
          <table:table-cell table:style-name="Tabla1.Q2" office:value-type="string">
            <text:p text:style-name="P14">1111</text:p>
          </table:table-cell>
        </table:table-row>
        <table:table-row>
          <table:table-cell table:style-name="Tabla1.A3" office:value-type="string">
            <text:p text:style-name="P2">Hexa-decimal</text:p>
          </table:table-cell>
          <table:table-cell table:style-name="Tabla1.B3" office:value-type="string">
            <text:p text:style-name="P13">0</text:p>
          </table:table-cell>
          <table:table-cell table:style-name="Tabla1.C3" office:value-type="string">
            <text:p text:style-name="P13">1</text:p>
          </table:table-cell>
          <table:table-cell table:style-name="Tabla1.D3" office:value-type="string">
            <text:p text:style-name="P13">2</text:p>
          </table:table-cell>
          <table:table-cell table:style-name="Tabla1.E3" office:value-type="string">
            <text:p text:style-name="P13">3</text:p>
          </table:table-cell>
          <table:table-cell table:style-name="Tabla1.F3" office:value-type="string">
            <text:p text:style-name="P13">4</text:p>
          </table:table-cell>
          <table:table-cell table:style-name="Tabla1.G3" office:value-type="string">
            <text:p text:style-name="P13">5</text:p>
          </table:table-cell>
          <table:table-cell table:style-name="Tabla1.H3" office:value-type="string">
            <text:p text:style-name="P13">6</text:p>
          </table:table-cell>
          <table:table-cell table:style-name="Tabla1.I3" office:value-type="string">
            <text:p text:style-name="P13">7</text:p>
          </table:table-cell>
          <table:table-cell table:style-name="Tabla1.J3" office:value-type="string">
            <text:p text:style-name="P13">8</text:p>
          </table:table-cell>
          <table:table-cell table:style-name="Tabla1.K3" office:value-type="string">
            <text:p text:style-name="P14">9</text:p>
          </table:table-cell>
          <table:table-cell table:style-name="Tabla1.L3" office:value-type="string">
            <text:p text:style-name="P13">A</text:p>
          </table:table-cell>
          <table:table-cell table:style-name="Tabla1.M3" office:value-type="string">
            <text:p text:style-name="P13">B</text:p>
          </table:table-cell>
          <table:table-cell table:style-name="Tabla1.N3" office:value-type="string">
            <text:p text:style-name="P13">C</text:p>
          </table:table-cell>
          <table:table-cell table:style-name="Tabla1.O3" office:value-type="string">
            <text:p text:style-name="P13">D</text:p>
          </table:table-cell>
          <table:table-cell table:style-name="Tabla1.P3" office:value-type="string">
            <text:p text:style-name="P13">E</text:p>
          </table:table-cell>
          <table:table-cell table:style-name="Tabla1.Q3" office:value-type="string">
            <text:p text:style-name="P13">F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B" table:number-columns-repeated="2"/>
        <table:table-column table:style-name="Tabla2.D"/>
        <table:table-column table:style-name="Tabla2.H"/>
        <table:table-row>
          <table:table-cell table:style-name="Tabla2.A1" table:number-columns-spanned="8" office:value-type="string">
            <text:p text:style-name="P3">Conversión binario hexadecim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4">Valor binario</text:p>
          </table:table-cell>
          <table:table-cell table:style-name="Tabla2.A2" office:value-type="string">
            <text:p text:style-name="P8">N<text:span text:style-name="T5">2</text:span></text:p>
          </table:table-cell>
          <table:table-cell table:style-name="Tabla2.A2" office:value-type="string">
            <text:p text:style-name="P8">N<text:span text:style-name="T5">1</text:span></text:p>
          </table:table-cell>
          <table:table-cell table:style-name="Tabla2.A2" office:value-type="string">
            <text:p text:style-name="P8">N<text:span text:style-name="T5">0</text:span></text:p>
          </table:table-cell>
          <table:table-cell table:style-name="Tabla2.A2" table:number-columns-spanned="3" office:value-type="string">
            <text:p text:style-name="P9">Equivalencia hexadecimal</text:p>
          </table:table-cell>
          <table:covered-table-cell/>
          <table:covered-table-cell/>
          <table:table-cell table:style-name="Tabla2.H2" office:value-type="string">
            <text:p text:style-name="P4">Valor hexadecimal</text:p>
          </table:table-cell>
        </table:table-row>
        <table:table-row table:style-name="Tabla2.2">
          <table:table-cell table:style-name="Tabla2.A2" office:value-type="string">
            <text:p text:style-name="P5">10101101<text:span text:style-name="T4">(2</text:span></text:p>
          </table:table-cell>
          <table:table-cell table:style-name="Tabla2.B3" office:value-type="string">
            <text:p text:style-name="P12"/>
          </table:table-cell>
          <table:table-cell table:style-name="Tabla2.B3" office:value-type="string">
            <text:p text:style-name="P8">1010</text:p>
          </table:table-cell>
          <table:table-cell table:style-name="Tabla2.D3" office:value-type="string">
            <text:p text:style-name="P8">1101</text:p>
          </table:table-cell>
          <table:table-cell table:style-name="Tabla2.E3" office:value-type="string">
            <text:p text:style-name="P12"/>
          </table:table-cell>
          <table:table-cell table:style-name="Tabla2.E3" office:value-type="string">
            <text:p text:style-name="P9">A</text:p>
          </table:table-cell>
          <table:table-cell table:style-name="Tabla2.G3" office:value-type="string">
            <text:p text:style-name="P9">D</text:p>
          </table:table-cell>
          <table:table-cell table:style-name="Tabla2.H3" office:value-type="string">
            <text:p text:style-name="P11">AD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10111111<text:span text:style-name="T4">(2</text:span></text:p>
          </table:table-cell>
          <table:table-cell table:style-name="Tabla2.B4" office:value-type="string">
            <text:p text:style-name="P12"/>
          </table:table-cell>
          <table:table-cell table:style-name="Tabla2.B4" office:value-type="string">
            <text:p text:style-name="P8">1011</text:p>
          </table:table-cell>
          <table:table-cell table:style-name="Tabla2.D4" office:value-type="string">
            <text:p text:style-name="P8">1111</text:p>
          </table:table-cell>
          <table:table-cell table:style-name="Tabla2.E4" office:value-type="string">
            <text:p text:style-name="P12"/>
          </table:table-cell>
          <table:table-cell table:style-name="Tabla2.E4" office:value-type="string">
            <text:p text:style-name="P9">B</text:p>
          </table:table-cell>
          <table:table-cell table:style-name="Tabla2.G4" office:value-type="string">
            <text:p text:style-name="P9">F</text:p>
          </table:table-cell>
          <table:table-cell table:style-name="Tabla2.H4" office:value-type="string">
            <text:p text:style-name="P11">BF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111000001<text:span text:style-name="T4">(2</text:span></text:p>
          </table:table-cell>
          <table:table-cell table:style-name="Tabla2.B5" office:value-type="string">
            <text:p text:style-name="P9">0001</text:p>
          </table:table-cell>
          <table:table-cell table:style-name="Tabla2.B5" office:value-type="string">
            <text:p text:style-name="P9">1100</text:p>
          </table:table-cell>
          <table:table-cell table:style-name="Tabla2.D5" office:value-type="string">
            <text:p text:style-name="P8">0001</text:p>
          </table:table-cell>
          <table:table-cell table:style-name="Tabla2.E5" office:value-type="string">
            <text:p text:style-name="P9">1</text:p>
          </table:table-cell>
          <table:table-cell table:style-name="Tabla2.E5" office:value-type="string">
            <text:p text:style-name="P9">C</text:p>
          </table:table-cell>
          <table:table-cell table:style-name="Tabla2.G5" office:value-type="string">
            <text:p text:style-name="P10">1</text:p>
          </table:table-cell>
          <table:table-cell table:style-name="Tabla2.H5" office:value-type="string">
            <text:p text:style-name="P11">1C1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100100000<text:span text:style-name="T4">(2</text:span></text:p>
          </table:table-cell>
          <table:table-cell table:style-name="Tabla2.B6" office:value-type="string">
            <text:p text:style-name="P9">0001</text:p>
          </table:table-cell>
          <table:table-cell table:style-name="Tabla2.B6" office:value-type="string">
            <text:p text:style-name="P7">0010</text:p>
          </table:table-cell>
          <table:table-cell table:style-name="Tabla2.D6" office:value-type="string">
            <text:p text:style-name="P7">0000</text:p>
          </table:table-cell>
          <table:table-cell table:style-name="Tabla2.E6" office:value-type="string">
            <text:p text:style-name="P11">1</text:p>
          </table:table-cell>
          <table:table-cell table:style-name="Tabla2.E6" office:value-type="string">
            <text:p text:style-name="P11">2</text:p>
          </table:table-cell>
          <table:table-cell table:style-name="Tabla2.G6" office:value-type="string">
            <text:p text:style-name="P11">0</text:p>
          </table:table-cell>
          <table:table-cell table:style-name="Tabla2.H6" office:value-type="string">
            <text:p text:style-name="P11">120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1101010<text:span text:style-name="T4">(2</text:span></text:p>
          </table:table-cell>
          <table:table-cell table:style-name="Tabla2.B7" office:value-type="string">
            <text:p text:style-name="P12"/>
          </table:table-cell>
          <table:table-cell table:style-name="Tabla2.B7" office:value-type="string">
            <text:p text:style-name="P9">0110</text:p>
          </table:table-cell>
          <table:table-cell table:style-name="Tabla2.D7" office:value-type="string">
            <text:p text:style-name="P9">1010</text:p>
          </table:table-cell>
          <table:table-cell table:style-name="Tabla2.E7" office:value-type="string">
            <text:p text:style-name="P12"/>
          </table:table-cell>
          <table:table-cell table:style-name="Tabla2.E7" office:value-type="string">
            <text:p text:style-name="P11">6</text:p>
          </table:table-cell>
          <table:table-cell table:style-name="Tabla2.G7" office:value-type="string">
            <text:p text:style-name="P11">A</text:p>
          </table:table-cell>
          <table:table-cell table:style-name="Tabla2.H7" office:value-type="string">
            <text:p text:style-name="P11">6A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1111001<text:span text:style-name="T4">(2</text:span></text:p>
          </table:table-cell>
          <table:table-cell table:style-name="Tabla2.B8" office:value-type="string">
            <text:p text:style-name="P12"/>
          </table:table-cell>
          <table:table-cell table:style-name="Tabla2.B8" office:value-type="string">
            <text:p text:style-name="P9">0111</text:p>
          </table:table-cell>
          <table:table-cell table:style-name="Tabla2.D8" office:value-type="string">
            <text:p text:style-name="P9">1001</text:p>
          </table:table-cell>
          <table:table-cell table:style-name="Tabla2.E8" office:value-type="string">
            <text:p text:style-name="P12"/>
          </table:table-cell>
          <table:table-cell table:style-name="Tabla2.E8" office:value-type="string">
            <text:p text:style-name="P11">7</text:p>
          </table:table-cell>
          <table:table-cell table:style-name="Tabla2.G8" office:value-type="string">
            <text:p text:style-name="P11">9</text:p>
          </table:table-cell>
          <table:table-cell table:style-name="Tabla2.H8" office:value-type="string">
            <text:p text:style-name="P11">79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<text:span text:style-name="T2">11010011</text:span><text:span text:style-name="T4">(2</text:span></text:p>
          </table:table-cell>
          <table:table-cell table:style-name="Tabla2.B9" office:value-type="string">
            <text:p text:style-name="P12"/>
          </table:table-cell>
          <table:table-cell table:style-name="Tabla2.B9" office:value-type="string">
            <text:p text:style-name="P9">1101</text:p>
          </table:table-cell>
          <table:table-cell table:style-name="Tabla2.D9" office:value-type="string">
            <text:p text:style-name="P9">0011</text:p>
          </table:table-cell>
          <table:table-cell table:style-name="Tabla2.E9" office:value-type="string">
            <text:p text:style-name="P12"/>
          </table:table-cell>
          <table:table-cell table:style-name="Tabla2.E9" office:value-type="string">
            <text:p text:style-name="P11">D</text:p>
          </table:table-cell>
          <table:table-cell table:style-name="Tabla2.G9" office:value-type="string">
            <text:p text:style-name="P11">3</text:p>
          </table:table-cell>
          <table:table-cell table:style-name="Tabla2.H9" office:value-type="string">
            <text:p text:style-name="P11">D3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<text:span text:style-name="T2">100111011</text:span><text:span text:style-name="T4">(2</text:span></text:p>
          </table:table-cell>
          <table:table-cell table:style-name="Tabla2.B10" office:value-type="string">
            <text:p text:style-name="P9">0001</text:p>
          </table:table-cell>
          <table:table-cell table:style-name="Tabla2.B10" office:value-type="string">
            <text:p text:style-name="P9">0011</text:p>
          </table:table-cell>
          <table:table-cell table:style-name="Tabla2.D10" office:value-type="string">
            <text:p text:style-name="P9">1011</text:p>
          </table:table-cell>
          <table:table-cell table:style-name="Tabla2.E10" office:value-type="string">
            <text:p text:style-name="P11">1</text:p>
          </table:table-cell>
          <table:table-cell table:style-name="Tabla2.E10" office:value-type="string">
            <text:p text:style-name="P11">3</text:p>
          </table:table-cell>
          <table:table-cell table:style-name="Tabla2.G10" office:value-type="string">
            <text:p text:style-name="P11">B</text:p>
          </table:table-cell>
          <table:table-cell table:style-name="Tabla2.H10" office:value-type="string">
            <text:p text:style-name="P11">13B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<text:span text:style-name="T2">111000010</text:span><text:span text:style-name="T4">(2</text:span></text:p>
          </table:table-cell>
          <table:table-cell table:style-name="Tabla2.B11" office:value-type="string">
            <text:p text:style-name="P9">0001</text:p>
          </table:table-cell>
          <table:table-cell table:style-name="Tabla2.B11" office:value-type="string">
            <text:p text:style-name="P9">1100</text:p>
          </table:table-cell>
          <table:table-cell table:style-name="Tabla2.D11" office:value-type="string">
            <text:p text:style-name="P9">0010</text:p>
          </table:table-cell>
          <table:table-cell table:style-name="Tabla2.E11" office:value-type="string">
            <text:p text:style-name="P11">1</text:p>
          </table:table-cell>
          <table:table-cell table:style-name="Tabla2.E11" office:value-type="string">
            <text:p text:style-name="P11">C</text:p>
          </table:table-cell>
          <table:table-cell table:style-name="Tabla2.G11" office:value-type="string">
            <text:p text:style-name="P11">2</text:p>
          </table:table-cell>
          <table:table-cell table:style-name="Tabla2.H11" office:value-type="string">
            <text:p text:style-name="P11">1C2<text:span text:style-name="T3">(16</text:span></text:p>
          </table:table-cell>
        </table:table-row>
        <table:table-row table:style-name="Tabla2.2">
          <table:table-cell table:style-name="Tabla2.A2" office:value-type="string">
            <text:p text:style-name="P6"><text:span text:style-name="T2">110000100</text:span><text:span text:style-name="T4">(2</text:span></text:p>
          </table:table-cell>
          <table:table-cell table:style-name="Tabla2.B12" office:value-type="string">
            <text:p text:style-name="P9">0001</text:p>
          </table:table-cell>
          <table:table-cell table:style-name="Tabla2.B12" office:value-type="string">
            <text:p text:style-name="P9">1000</text:p>
          </table:table-cell>
          <table:table-cell table:style-name="Tabla2.D12" office:value-type="string">
            <text:p text:style-name="P9">0100</text:p>
          </table:table-cell>
          <table:table-cell table:style-name="Tabla2.E12" office:value-type="string">
            <text:p text:style-name="P11">1</text:p>
          </table:table-cell>
          <table:table-cell table:style-name="Tabla2.E12" office:value-type="string">
            <text:p text:style-name="P11">8</text:p>
          </table:table-cell>
          <table:table-cell table:style-name="Tabla2.G12" office:value-type="string">
            <text:p text:style-name="P11">4</text:p>
          </table:table-cell>
          <table:table-cell table:style-name="Tabla2.H12" office:value-type="string">
            <text:p text:style-name="P11">184<text:span text:style-name="T3">(1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3:23:15.901284750</meta:creation-date>
    <dc:date>2022-10-23T22:37:37.529508754</dc:date>
    <meta:editing-duration>PT1H16M</meta:editing-duration>
    <meta:editing-cycles>5</meta:editing-cycles>
    <meta:generator>LibreOffice/7.4.1.2$Linux_X86_64 LibreOffice_project/40$Build-2</meta:generator>
    <meta:document-statistic meta:table-count="2" meta:image-count="0" meta:object-count="0" meta:page-count="1" meta:paragraph-count="112" meta:word-count="119" meta:character-count="497" meta:non-whitespace-character-count="490"/>
  </office:meta>
</office:document-meta>
</file>